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6b79b" officeooo:paragraph-rsid="0016b79b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bold" officeooo:rsid="0016b79b" officeooo:paragraph-rsid="0016b79b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6b79b" officeooo:paragraph-rsid="0016b79b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e0be8" officeooo:paragraph-rsid="001e0be8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fac5f" officeooo:paragraph-rsid="001fac5f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6b79b" officeooo:paragraph-rsid="0016b79b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7cb59" officeooo:paragraph-rsid="0016b79b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e0be8" officeooo:paragraph-rsid="001e0be8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fac5f" officeooo:paragraph-rsid="001fac5f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7cb59" officeooo:paragraph-rsid="0016b79b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e0be8" officeooo:paragraph-rsid="001e0be8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8d544"/>
    </style:style>
    <style:style style:name="T3" style:family="text">
      <style:text-properties officeooo:rsid="001a4475"/>
    </style:style>
    <style:style style:name="T4" style:family="text">
      <style:text-properties officeooo:rsid="001b2773"/>
    </style:style>
    <style:style style:name="T5" style:family="text">
      <style:text-properties officeooo:rsid="001d1af6"/>
    </style:style>
    <style:style style:name="T6" style:family="text">
      <style:text-properties officeooo:rsid="001eee3b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170964" style:font-size-asian="13pt" style:font-size-complex="13pt"/>
    </style:style>
    <style:style style:name="T9" style:family="text">
      <style:text-properties fo:font-size="13pt" officeooo:rsid="0017cb59" style:font-size-asian="13pt" style:font-size-complex="13pt"/>
    </style:style>
    <style:style style:name="T10" style:family="text">
      <style:text-properties fo:font-size="13pt" officeooo:rsid="001eee3b" style:font-size-asian="13pt" style:font-size-complex="13pt"/>
    </style:style>
    <style:style style:name="T11" style:family="text">
      <style:text-properties fo:font-size="13pt" officeooo:rsid="002064af" style:font-size-asian="13pt" style:font-size-complex="13pt"/>
    </style:style>
    <style:style style:name="T12" style:family="text">
      <style:text-properties officeooo:rsid="00238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tectura de redes de ordenadores: Práctica <text:span text:style-name="T12">1</text:span></text:p>
      <text:p text:style-name="P2"/>
      <text:p text:style-name="P3">1. Campos de la cabecera IP</text:p>
      <text:p text:style-name="P6"><text:tab/>1.1 Direcciones IP, TTL, Protocolo</text:p>
      <text:p text:style-name="P6"/>
      <text:p text:style-name="P3"><text:span text:style-name="T1"><text:tab/></text:span><text:span text:style-name="T7"><text:tab/>1. </text:span><text:span text:style-name="T8">Dirección IP origen: </text:span><text:span text:style-name="T9">101.0.0.1</text:span></text:p>
      <text:p text:style-name="P10"><text:tab/><text:tab/> <text:s text:c="3"/>Dirección IP Destino: 103.0.0.2</text:p>
      <text:p text:style-name="P10"/>
      <text:p text:style-name="P10"><text:tab/><text:tab/>2. Se comunican a través de routers, ya que el valor del TTL no es el <text:tab/><text:tab/><text:tab/>predefinido.</text:p>
      <text:p text:style-name="P10"><text:tab/><text:tab/></text:p>
      <text:p text:style-name="P10"><text:tab/><text:tab/>3. 62.</text:p>
      <text:p text:style-name="P10"/>
      <text:p text:style-name="P10"><text:tab/><text:tab/><text:span text:style-name="T2">4. Ha atravesado 2 routers.</text:span></text:p>
      <text:p text:style-name="P10"/>
      <text:p text:style-name="P10"><text:tab/><text:tab/><text:span text:style-name="T2">5. ICMP</text:span></text:p>
      <text:p text:style-name="P7"/>
      <text:p text:style-name="P7"><text:tab/><text:span text:style-name="T2">1.2 Fragmentación</text:span></text:p>
      <text:p text:style-name="P7"/>
      <text:p text:style-name="P10"><text:tab/><text:tab/><text:span text:style-name="T3">1. Nos lo indica el identificador de datagrama (es idéntico en los tres <text:tab/><text:tab/><text:tab/> <text:s text:c="3"/>paquetes)</text:span></text:p>
      <text:p text:style-name="P10"/>
      <text:p text:style-name="P10"><text:tab/><text:tab/><text:span text:style-name="T4">2. primer fragmento: 1500 bytes</text:span></text:p>
      <text:p text:style-name="P10"><text:tab/><text:tab/> <text:s text:c="3"/><text:span text:style-name="T4">segundo fragmento: 1500 bytes</text:span></text:p>
      <text:p text:style-name="P10"><text:tab/><text:tab/> <text:s text:c="3"/><text:span text:style-name="T4">tercer fragmento: 1068 bytes</text:span></text:p>
      <text:p text:style-name="P10"><text:tab/><text:tab/> <text:s text:c="3"/><text:span text:style-name="T4">El primer y segundo fragmento no pueden contener más de 1500 bytes</text:span></text:p>
      <text:p text:style-name="P10"><text:tab/><text:tab/> <text:s text:c="3"/><text:span text:style-name="T4">debido a que el protocolo ip de ese paquete de datos trabaja sobre el</text:span></text:p>
      <text:p text:style-name="P10"><text:tab/><text:tab/> <text:s text:c="3"/><text:span text:style-name="T4">protocolo Ethernet, y este protocolo sólo admite datos del nivel </text:span></text:p>
      <text:p text:style-name="P10"><text:tab/><text:tab/> <text:s text:c="3"/><text:span text:style-name="T4">superior de longitud como máximo 1500 bytes.</text:span></text:p>
      <text:p text:style-name="P10"/>
      <text:p text:style-name="P10"><text:tab/><text:tab/><text:span text:style-name="T4">3. 4028 bytes</text:span></text:p>
      <text:p text:style-name="P10"/>
      <text:p text:style-name="P10"><text:tab/><text:tab/><text:span text:style-name="T5">4. El último fragmento lo podemos identificar por el flag mf(more</text:span></text:p>
      <text:p text:style-name="P10"><text:tab/><text:tab/> <text:s text:c="3"/><text:span text:style-name="T5">fragments). Si este flag va a cero, ese fragmento será el último.</text:span></text:p>
      <text:p text:style-name="P10"><text:tab/><text:tab/> <text:s text:c="3"/><text:span text:style-name="T5">Para ordenar los demás fragmentos nos fijamos en el offset, que nos</text:span></text:p>
      <text:p text:style-name="P10"><text:tab/><text:tab/> <text:s text:c="3"/><text:span text:style-name="T5">indica la posición del primer byte del fragmento en el datagrama</text:span></text:p>
      <text:p text:style-name="P10"><text:tab/><text:tab/> <text:s text:c="3"/><text:span text:style-name="T5">original.</text:span></text:p>
      <text:p text:style-name="P7"/>
      <text:p text:style-name="P4">2. Configuración de direcciones IP</text:p>
      <text:p text:style-name="P4"/>
      <text:p text:style-name="P8"><text:tab/><text:span text:style-name="T10">1. Las máquinas sólo tienen configurada la interfaz “lo” cuya dirección es</text:span></text:p>
      <text:p text:style-name="P11"><text:tab/> <text:s text:c="3"/><text:span text:style-name="T6">127.0.0.1</text:span></text:p>
      <text:p text:style-name="P8"/>
      <text:p text:style-name="P5">3. Configuración de direcciones IP mediante ficheros de configuración</text:p>
      <text:p text:style-name="P9"/>
      <text:p text:style-name="P9"><text:tab/><text:span text:style-name="T7">1. </text:span><text:span text:style-name="T11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1:40:09.012183851</meta:creation-date>
    <dc:date>2017-03-18T19:25:40.169879472</dc:date>
    <meta:editing-duration>PT51M5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204" meta:character-count="1303" meta:non-whitespace-character-count="1022"/>
  </office:meta>
</office:document-meta>
</file>